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epoch</text:p>
          </table:table-cell>
          <table:table-cell office:value-type="string">
            <text:p>training accuracy</text:p>
          </table:table-cell>
          <table:table-cell office:value-type="string">
            <text:p>training loss</text:p>
          </table:table-cell>
          <table:table-cell office:value-type="string">
            <text:p>training error</text:p>
          </table:table-cell>
          <table:table-cell office:value-type="string">
            <text:p>validation accuracy</text:p>
          </table:table-cell>
          <table:table-cell office:value-type="string">
            <text:p>validation loss</text:p>
          </table:table-cell>
          <table:table-cell office:value-type="string">
            <text:p>validation error</text:p>
          </table:table-cell>
          <table:table-cell office:value-type="string">
            <text:p>learning rate</text:p>
          </table:table-cell>
          <table:table-cell office:value-type="string">
            <text:p>time</text:p>
          </table:table-cell>
          <table:table-cell office:value-type="string">
            <text:p>test accuracy</text:p>
          </table:table-cell>
          <table:table-cell office:value-type="string">
            <text:p>test loss</text:p>
          </table:table-cell>
          <table:table-cell office:value-type="string">
            <text:p>test err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797">
            <text:p>0.3797</text:p>
          </table:table-cell>
          <table:table-cell office:value-type="float" office:value="1.605">
            <text:p>1.605</text:p>
          </table:table-cell>
          <table:table-cell office:value-type="float" office:value="1.4556">
            <text:p>1.4556</text:p>
          </table:table-cell>
          <table:table-cell office:value-type="float" office:value="0.4852">
            <text:p>0.4852</text:p>
          </table:table-cell>
          <table:table-cell office:value-type="float" office:value="1.4558">
            <text:p>1.4558</text:p>
          </table:table-cell>
          <table:table-cell office:value-type="float" office:value="1.312">
            <text:p>1.312</text:p>
          </table:table-cell>
          <table:table-cell office:value-type="float" office:value="0.001">
            <text:p>0.001</text:p>
          </table:table-cell>
          <table:table-cell office:value-type="float" office:value="407">
            <text:p>40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537">
            <text:p>0.4537</text:p>
          </table:table-cell>
          <table:table-cell office:value-type="float" office:value="1.5287">
            <text:p>1.5287</text:p>
          </table:table-cell>
          <table:table-cell office:value-type="float" office:value="1.3594">
            <text:p>1.3594</text:p>
          </table:table-cell>
          <table:table-cell office:value-type="float" office:value="0.4962">
            <text:p>0.4962</text:p>
          </table:table-cell>
          <table:table-cell office:value-type="float" office:value="1.4217">
            <text:p>1.4217</text:p>
          </table:table-cell>
          <table:table-cell office:value-type="float" office:value="1.2979">
            <text:p>1.2979</text:p>
          </table:table-cell>
          <table:table-cell office:value-type="float" office:value="0.001">
            <text:p>0.001</text:p>
          </table:table-cell>
          <table:table-cell office:value-type="float" office:value="803">
            <text:p>80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961">
            <text:p>0.4961</text:p>
          </table:table-cell>
          <table:table-cell office:value-type="float" office:value="1.3818">
            <text:p>1.3818</text:p>
          </table:table-cell>
          <table:table-cell office:value-type="float" office:value="1.2111">
            <text:p>1.2111</text:p>
          </table:table-cell>
          <table:table-cell office:value-type="float" office:value="0.5113">
            <text:p>0.5113</text:p>
          </table:table-cell>
          <table:table-cell office:value-type="float" office:value="1.3822">
            <text:p>1.3822</text:p>
          </table:table-cell>
          <table:table-cell office:value-type="float" office:value="1.2755">
            <text:p>1.2755</text:p>
          </table:table-cell>
          <table:table-cell office:value-type="float" office:value="0.001">
            <text:p>0.001</text:p>
          </table:table-cell>
          <table:table-cell office:value-type="float" office:value="1190">
            <text:p>119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23">
            <text:p>0.523</text:p>
          </table:table-cell>
          <table:table-cell office:value-type="float" office:value="1.4475">
            <text:p>1.4475</text:p>
          </table:table-cell>
          <table:table-cell office:value-type="float" office:value="1.2483">
            <text:p>1.2483</text:p>
          </table:table-cell>
          <table:table-cell office:value-type="float" office:value="0.529">
            <text:p>0.529</text:p>
          </table:table-cell>
          <table:table-cell office:value-type="float" office:value="1.3405">
            <text:p>1.3405</text:p>
          </table:table-cell>
          <table:table-cell office:value-type="float" office:value="1.2498">
            <text:p>1.2498</text:p>
          </table:table-cell>
          <table:table-cell office:value-type="float" office:value="0.001">
            <text:p>0.001</text:p>
          </table:table-cell>
          <table:table-cell office:value-type="float" office:value="1576">
            <text:p>157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41">
            <text:p>0.541</text:p>
          </table:table-cell>
          <table:table-cell office:value-type="float" office:value="1.4279">
            <text:p>1.4279</text:p>
          </table:table-cell>
          <table:table-cell office:value-type="float" office:value="1.2477">
            <text:p>1.2477</text:p>
          </table:table-cell>
          <table:table-cell office:value-type="float" office:value="0.5476">
            <text:p>0.5476</text:p>
          </table:table-cell>
          <table:table-cell office:value-type="float" office:value="1.2967">
            <text:p>1.2967</text:p>
          </table:table-cell>
          <table:table-cell office:value-type="float" office:value="1.2221">
            <text:p>1.2221</text:p>
          </table:table-cell>
          <table:table-cell office:value-type="float" office:value="0.001">
            <text:p>0.001</text:p>
          </table:table-cell>
          <table:table-cell office:value-type="float" office:value="1962">
            <text:p>196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606">
            <text:p>0.5606</text:p>
          </table:table-cell>
          <table:table-cell office:value-type="float" office:value="1.1998">
            <text:p>1.1998</text:p>
          </table:table-cell>
          <table:table-cell office:value-type="float" office:value="1.1159">
            <text:p>1.1159</text:p>
          </table:table-cell>
          <table:table-cell office:value-type="float" office:value="0.5667">
            <text:p>0.5667</text:p>
          </table:table-cell>
          <table:table-cell office:value-type="float" office:value="1.2461">
            <text:p>1.2461</text:p>
          </table:table-cell>
          <table:table-cell office:value-type="float" office:value="1.1898">
            <text:p>1.1898</text:p>
          </table:table-cell>
          <table:table-cell office:value-type="float" office:value="0.001">
            <text:p>0.001</text:p>
          </table:table-cell>
          <table:table-cell office:value-type="float" office:value="2348">
            <text:p>234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657">
            <text:p>0.5657</text:p>
          </table:table-cell>
          <table:table-cell office:value-type="float" office:value="1.2252">
            <text:p>1.2252</text:p>
          </table:table-cell>
          <table:table-cell office:value-type="float" office:value="1.1697">
            <text:p>1.1697</text:p>
          </table:table-cell>
          <table:table-cell office:value-type="float" office:value="0.5867">
            <text:p>0.5867</text:p>
          </table:table-cell>
          <table:table-cell office:value-type="float" office:value="1.1913">
            <text:p>1.1913</text:p>
          </table:table-cell>
          <table:table-cell office:value-type="float" office:value="1.1518">
            <text:p>1.1518</text:p>
          </table:table-cell>
          <table:table-cell office:value-type="float" office:value="0.001">
            <text:p>0.001</text:p>
          </table:table-cell>
          <table:table-cell office:value-type="float" office:value="2733">
            <text:p>273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745">
            <text:p>0.5745</text:p>
          </table:table-cell>
          <table:table-cell office:value-type="float" office:value="0.942">
            <text:p>0.942</text:p>
          </table:table-cell>
          <table:table-cell office:value-type="float" office:value="0.9737">
            <text:p>0.9737</text:p>
          </table:table-cell>
          <table:table-cell office:value-type="float" office:value="0.6069">
            <text:p>0.6069</text:p>
          </table:table-cell>
          <table:table-cell office:value-type="float" office:value="1.1374">
            <text:p>1.1374</text:p>
          </table:table-cell>
          <table:table-cell office:value-type="float" office:value="1.1098">
            <text:p>1.1098</text:p>
          </table:table-cell>
          <table:table-cell office:value-type="float" office:value="0.001">
            <text:p>0.001</text:p>
          </table:table-cell>
          <table:table-cell office:value-type="float" office:value="3120">
            <text:p>312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801">
            <text:p>0.5801</text:p>
          </table:table-cell>
          <table:table-cell office:value-type="float" office:value="1.2464">
            <text:p>1.2464</text:p>
          </table:table-cell>
          <table:table-cell office:value-type="float" office:value="1.1067">
            <text:p>1.1067</text:p>
          </table:table-cell>
          <table:table-cell office:value-type="float" office:value="0.6266">
            <text:p>0.6266</text:p>
          </table:table-cell>
          <table:table-cell office:value-type="float" office:value="1.0812">
            <text:p>1.0812</text:p>
          </table:table-cell>
          <table:table-cell office:value-type="float" office:value="1.065">
            <text:p>1.065</text:p>
          </table:table-cell>
          <table:table-cell office:value-type="float" office:value="0.001">
            <text:p>0.001</text:p>
          </table:table-cell>
          <table:table-cell office:value-type="float" office:value="3508">
            <text:p>35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908">
            <text:p>0.5908</text:p>
          </table:table-cell>
          <table:table-cell office:value-type="float" office:value="1.2548">
            <text:p>1.2548</text:p>
          </table:table-cell>
          <table:table-cell office:value-type="float" office:value="1.1132">
            <text:p>1.1132</text:p>
          </table:table-cell>
          <table:table-cell office:value-type="float" office:value="0.6468">
            <text:p>0.6468</text:p>
          </table:table-cell>
          <table:table-cell office:value-type="float" office:value="1.0283">
            <text:p>1.0283</text:p>
          </table:table-cell>
          <table:table-cell office:value-type="float" office:value="1.0159">
            <text:p>1.0159</text:p>
          </table:table-cell>
          <table:table-cell office:value-type="float" office:value="0.001">
            <text:p>0.001</text:p>
          </table:table-cell>
          <table:table-cell office:value-type="float" office:value="4790">
            <text:p>4790</text:p>
          </table:table-cell>
          <table:table-cell office:value-type="float" office:value="0.6437">
            <text:p>0.6437</text:p>
          </table:table-cell>
          <table:table-cell office:value-type="float" office:value="1.0337">
            <text:p>1.0337</text:p>
          </table:table-cell>
          <table:table-cell office:value-type="float" office:value="1.0146">
            <text:p>1.01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/06/2022</text:date>, <text:time>21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OpenOffice/4.1.1$Win32 OpenOffice.org_project/411m6$Build-9775</meta:generator>
  </office:meta>
</office:document-meta>
</file>